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solid" draw:fill-color="#ed1c24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P1" style:family="paragraph">
      <loext:graphic-properties draw:fill="solid" draw:fill-color="#ed1c24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3.198cm" svg:height="3.198cm" svg:x="0cm" svg:y="0cm" svg:viewBox="0 0 3199 3199" svg:d="M1061 194c-19 0-37 5-53 14-8 5-16 10-22 17l-761 761c-7 6-12 14-17 22-9 16-14 34-14 53v1076c0 19 5 37 14 53 5 8 10 16 17 22l761 762c6 7 14 12 22 17 16 9 34 14 53 14h1076c19 0 37-5 53-14 8-5 16-10 22-17l762-762c7-6 12-14 17-22 9-16 14-34 14-53v-1076c0-19-5-37-14-53-5-8-10-16-17-22l-762-761c-6-7-14-12-22-17-16-9-34-14-53-14zM1105 406h988l700 699v988l-700 700h-988l-699-700v-988zM1598 2149c37 0 69-12 94-36s38-54 38-91v-1095c0-37-13-67-38-91-26-25-57-37-94-37-38 0-70 12-95 37-26 24-39 54-39 91 0 95-1 237-3 428-1 190-2 331-2 426 0 27 1 68 2 121 2 53 3 93 3 120 0 37 13 67 38 91s57 36 96 36zM1595 2524c34 0 66-12 94-37s42-55 42-90c0-34-16-72-49-112-35-44-73-66-113-66-36 0-68 12-96 36-29 24-43 54-43 90 0 35 16 73 49 113 36 44 74 66 116 66zM937 0h1324l938 937v1324l-938 938h-1324l-937-938v-1324z">
          <text:p/>
        </draw:path>
        <draw:path draw:style-name="gr2" draw:text-style-name="P2" draw:layer="layout" svg:width="2.81cm" svg:height="2.81cm" svg:x="0.195cm" svg:y="0.195cm" svg:viewBox="0 0 2811 2811" svg:d="M867 0h1076c19 0 37 5 53 14 8 5 16 10 22 17l762 761c7 6 12 14 17 22 9 16 14 34 14 53v1076c0 19-5 37-14 53-5 8-10 16-17 22l-762 762c-6 7-14 12-22 17-16 9-34 14-53 14h-1076c-19 0-37-5-53-14-8-5-16-10-22-17l-761-762c-7-6-12-14-17-22-9-16-14-34-14-53v-1076c0-19 5-37 14-53 5-8 10-16 17-22l761-761c6-7 14-12 22-17 16-9 34-14 53-14zM911 212l-699 699v988l699 700h988l700-700v-988l-700-699zM1404 1955c-39 0-71-12-96-36s-38-54-38-91c0-27-1-67-3-120-1-53-2-94-2-120 0-95 1-237 2-427 2-191 3-333 3-428 0-37 13-67 39-91 25-25 57-37 95-37s69 12 95 37c25 24 38 54 38 91v1095c0 37-13 67-38 91s-57 36-95 36zM1401 2330c-42 0-80-22-116-66-33-40-49-78-49-113 0-36 14-66 43-90 28-24 60-36 96-36 41 0 79 22 114 66 33 40 49 78 49 112 0 35-14 65-42 90s-60 37-95 37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3cm" fo:margin-bottom="0.13cm" fo:margin-left="0.13cm" fo:margin-right="0.13cm" fo:page-width="3.201cm" fo:page-height="3.2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23T13:06:23.336060656</dc:date>
    <dc:creator>Ralph Steinhagen</dc:creator>
    <meta:editing-duration>PT2M22S</meta:editing-duration>
    <meta:editing-cycles>1</meta:editing-cycles>
    <meta:document-statistic meta:object-count="2"/>
    <meta:generator>LibreOffice/6.4.4.2$Linux_X86_64 LibreOffice_project/40$Build-2</meta:generator>
  </office:meta>
</office:document-meta>
</file>